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officeooo:rsid="00105b18" officeooo:paragraph-rsid="00105b18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1a633" officeooo:paragraph-rsid="00105b18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officeooo:rsid="0014ca3b" officeooo:paragraph-rsid="0014ca3b" style:font-size-asian="28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dc36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edc3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efd95" officeooo:paragraph-rsid="001efd95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1ff05" officeooo:paragraph-rsid="0021ff05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d648" officeooo:paragraph-rsid="0011a63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fde4" officeooo:paragraph-rsid="0016fde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fde4" officeooo:paragraph-rsid="001dc36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6eb2" officeooo:paragraph-rsid="00206eb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6eb2" officeooo:paragraph-rsid="0021f49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2e17" officeooo:paragraph-rsid="00252e1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21e0" officeooo:paragraph-rsid="002821e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6e57" officeooo:paragraph-rsid="00286e5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b5c5" officeooo:paragraph-rsid="0028b5c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6e64" officeooo:paragraph-rsid="002b6e6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d603d" officeooo:paragraph-rsid="002d603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ff05" officeooo:paragraph-rsid="0021ff0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ff05" officeooo:paragraph-rsid="003213f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21e0" officeooo:paragraph-rsid="002821e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4pt" officeooo:rsid="00195f00" officeooo:paragraph-rsid="00195f00" style:font-size-asian="24pt" style:font-size-complex="24pt"/>
    </style:style>
    <style:style style:name="P24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6fde4" officeooo:paragraph-rsid="001dc368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05b18" style:text-blinking="false" fo:background-color="transparen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dc368" style:font-size-asian="20pt" style:font-weight-asian="bold" style:font-size-complex="20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dc368" officeooo:paragraph-rsid="001edc3c" style:font-size-asian="20pt" style:font-weight-asian="bold" style:font-size-complex="20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06eb2" officeooo:paragraph-rsid="00206eb2" style:font-size-asian="20pt" style:font-weight-asian="bold" style:font-size-complex="20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efd95" officeooo:paragraph-rsid="001efd95" style:font-size-asian="20pt" style:font-weight-asian="bold" style:font-size-complex="20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21ff05" officeooo:paragraph-rsid="0021ff05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3a1ab7" officeooo:paragraph-rsid="003a1ab7" style:font-size-asian="20pt" style:font-weight-asian="bold" style:font-size-complex="20pt" style:font-weight-complex="bold"/>
    </style:style>
    <style:style style:name="T1" style:family="text">
      <style:text-properties officeooo:rsid="001adb2d"/>
    </style:style>
    <style:style style:name="T2" style:family="text">
      <style:text-properties officeooo:rsid="001dc368"/>
    </style:style>
    <style:style style:name="T3" style:family="text">
      <style:text-properties officeooo:rsid="001edc3c"/>
    </style:style>
    <style:style style:name="T4" style:family="text">
      <style:text-properties officeooo:rsid="001f862d"/>
    </style:style>
    <style:style style:name="T5" style:family="text">
      <style:text-properties officeooo:rsid="0021f49a"/>
    </style:style>
    <style:style style:name="T6" style:family="text">
      <style:text-properties officeooo:rsid="0023a947"/>
    </style:style>
    <style:style style:name="T7" style:family="text">
      <style:text-properties officeooo:rsid="00273cce"/>
    </style:style>
    <style:style style:name="T8" style:family="text">
      <style:text-properties officeooo:rsid="002821e0"/>
    </style:style>
    <style:style style:name="T9" style:family="text">
      <style:text-properties officeooo:rsid="0028b5c5"/>
    </style:style>
    <style:style style:name="T10" style:family="text">
      <style:text-properties officeooo:rsid="0028cb64"/>
    </style:style>
    <style:style style:name="T11" style:family="text">
      <style:text-properties officeooo:rsid="002ac555"/>
    </style:style>
    <style:style style:name="T12" style:family="text">
      <style:text-properties officeooo:rsid="002b6e64"/>
    </style:style>
    <style:style style:name="T13" style:family="text">
      <style:text-properties officeooo:rsid="002d603d"/>
    </style:style>
    <style:style style:name="T14" style:family="text">
      <style:text-properties officeooo:rsid="002d7712"/>
    </style:style>
    <style:style style:name="T15" style:family="text">
      <style:text-properties officeooo:rsid="003213fc"/>
    </style:style>
    <style:style style:name="T16" style:family="text">
      <style:text-properties officeooo:rsid="003424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Growth</text:p>
      <text:p text:style-name="P23">thème : la croissa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5"/>
      <text:list xml:id="list4594536072469885334" text:style-name="L1">
        <text:list-item>
          <text:p text:style-name="P26"><text:soft-page-break/>Courte Description :</text:p>
        </text:list-item>
      </text:list>
      <text:p text:style-name="P9"/>
      <text:p text:style-name="P9"/>
      <text:p text:style-name="P11">Jeu de plate Forme 2D, monde ouvert, où on incarne un petit héro végétale (acorn<text:span text:style-name="T4">ma</text:span>n). <text:span text:style-name="T2">On doit ramener des glands magiques au arbre sage centrale de la map.</text:span></text:p>
      <text:p text:style-name="P11"/>
      <text:p text:style-name="P12">Genre : plate forme / action / aventure / exploration.</text:p>
      <text:p text:style-name="P12"/>
      <text:p text:style-name="P12"/>
      <text:p text:style-name="P13">Monde : <text:s/><text:span text:style-name="T16">O</text:span>uvert, 2D , peu inclure de la fausse 3D en arrière plan ; <text:span text:style-name="T5">Fonctionne sur un système de tableau.</text:span></text:p>
      <text:p text:style-name="P24"/>
      <text:list xml:id="list200835999703333" text:continue-numbering="true" text:style-name="L1">
        <text:list-item>
          <text:p text:style-name="P26">Mécaniques de jeu :</text:p>
          <text:p text:style-name="P28"/>
        </text:list-item>
      </text:list>
      <text:p text:style-name="P12"><text:span text:style-name="T14">L</text:span>e je<text:span text:style-name="T5">u se base sur une mécanique d’évolution : du personnage, de l’arbre centrale et du décors. Le personnage jouable incarnée par acornman possède un set d’action de base et va pouvoir améliorer son set d’action en ramenant des glands à l’arbre central. </text:span></text:p>
      <text:p text:style-name="P5"/>
      <text:p text:style-name="P5"/>
      <text:list xml:id="list200835464960633" text:continue-numbering="true" text:style-name="L1">
        <text:list-item>
          <text:p text:style-name="P27"><text:span text:style-name="T3">Univers du jeu</text:span> :</text:p>
        </text:list-item>
      </text:list>
      <text:p text:style-name="P6"/>
      <text:p text:style-name="P11"><text:span text:style-name="T6">Acorman v</text:span>it dans une vallée avec les autres villageois et l’arbre central, <text:span text:style-name="T1">le père vénérable de tout les acornois. Un jour des méchants vont enlever des acornois et les glands magiques du sargbre(fr)/sautreege(en). Et l’arbre se retrouver tellement affaiblit qui est obliger de devenir une simple pousse. Pour l’aider acorMan, qui a aussi subit quelque changement va devoir ramener les glands au « père ». A chaque gland ramené, une étape de plus à l’arbre pour retrouver son état d’origine.</text:span></text:p>
      <text:p text:style-name="P10"><text:s/></text:p>
      <text:list xml:id="list200835478727462" text:continue-numbering="true" text:style-name="L1">
        <text:list-item>
          <text:p text:style-name="P29">Aspect artistique :</text:p>
        </text:list-item>
      </text:list>
      <text:p text:style-name="P31"/>
      <text:p text:style-name="P14">Beaucoup de jeu de mot sur les nom.</text:p>
      <text:p text:style-name="P14"/>
      <text:p text:style-name="P17">Trois panels de couleurs :</text:p>
      <text:p text:style-name="P15">- <text:span text:style-name="T9">Un u</text:span>nivers très verdoyant <text:span text:style-name="T9">se passant dans une forêt → vert, cyan, violet.</text:span></text:p>
      <text:p text:style-name="P15">- Les ennemis et les obstacles dangereux doivent <text:span text:style-name="T10">être </text:span>contrasté avec ce panel de couleurs pour être facilement repérables →<text:span text:style-name="T11"> grisâtre, rouge.</text:span></text:p>
      <text:p text:style-name="P17">- <text:span text:style-name="T12">Personnage jouable et PNG non agressif → vert bleuté, habit jaune pour PNG et marron pour le perso.</text:span></text:p>
      <text:p text:style-name="P17"/>
      <text:p text:style-name="P18">Arrière plan <text:span text:style-name="T13">à peine flouté pour mettre en valeur l’avant plan.</text:span></text:p>
      <text:p text:style-name="P18"/>
      <text:p text:style-name="P19">De même plusieurs plan de dessin :</text:p>
      <text:p text:style-name="P19">- Arrière plan lointain</text:p>
      <text:p text:style-name="P19">- Arrière plan proche</text:p>
      <text:p text:style-name="P19">- Le plan de personnage et des obstacles/ennemis</text:p>
      <text:p text:style-name="P19">- Avant plan près du pers.</text:p>
      <text:p text:style-name="P19">- Avant plan près de la caméra.</text:p>
      <text:p text:style-name="P15"/>
      <text:p text:style-name="P16">Design du jeu au début en pixel-art puis évolution vers du flat-Design.</text:p>
      <text:p text:style-name="P15"/>
      <text:p text:style-name="P7"/>
      <text:list xml:id="list200837098593810" text:continue-numbering="true" text:style-name="L1">
        <text:list-item>
          <text:p text:style-name="P30"><text:soft-page-break/>Objectifs fin de la semaine :</text:p>
        </text:list-item>
      </text:list>
      <text:p text:style-name="P8"/>
      <text:p text:style-name="P20">- Faire un personnage jouable <text:span text:style-name="T8">avec comme set de mouvement au maximum :</text:span></text:p>
      <text:p text:style-name="P22"><text:tab/>(déplacement droite, gauche, <text:span text:style-name="T15">saut, attaque)</text:span></text:p>
      <text:p text:style-name="P20">- Inclure quelque <text:span text:style-name="T8">textures.</text:span></text:p>
      <text:p text:style-name="P21">- Système de tile et de map facilement <text:span text:style-name="T7">faisa</text:span>ble ;</text:p>
      <text:p text:style-name="P21">- <text:span text:style-name="T15">Touche changeable ;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28:12.530000000</meta:creation-date>
    <meta:generator>LibreOffice/5.1.6.2$Windows_x86 LibreOffice_project/07ac168c60a517dba0f0d7bc7540f5afa45f0909</meta:generator>
    <dc:date>2018-05-05T20:08:35.064000000</dc:date>
    <meta:editing-duration>PT5H39M21S</meta:editing-duration>
    <meta:editing-cycles>36</meta:editing-cycles>
    <meta:document-statistic meta:table-count="0" meta:image-count="0" meta:object-count="0" meta:page-count="4" meta:paragraph-count="31" meta:word-count="375" meta:character-count="2106" meta:non-whitespace-character-count="1762"/>
  </office:meta>
</office:document-meta>
</file>